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>
      <style:text-properties style:font-name="Liberation Mono" fo:font-size="10pt" fo:font-weight="normal" officeooo:rsid="00184d82" officeooo:paragraph-rsid="001c549c" style:font-size-asian="10pt" style:font-weight-asian="normal" style:font-size-complex="10pt" style:font-weight-complex="normal"/>
    </style:style>
    <style:style style:name="P2" style:family="paragraph" style:parent-style-name="Standard" style:list-style-name="L3">
      <style:text-properties style:font-name="Liberation Mono" fo:font-size="10pt" officeooo:paragraph-rsid="001c549c" style:font-size-asian="10pt" style:font-size-complex="10pt"/>
    </style:style>
    <style:style style:name="P3" style:family="paragraph" style:parent-style-name="Standard">
      <style:text-properties style:font-name="Liberation Mono" fo:font-size="10pt" officeooo:paragraph-rsid="001c549c" style:font-size-asian="10pt" style:font-size-complex="10pt"/>
    </style:style>
    <style:style style:name="P4" style:family="paragraph" style:parent-style-name="Standard">
      <style:text-properties style:font-name="Liberation Mono" fo:font-size="10pt" officeooo:rsid="001c549c" officeooo:paragraph-rsid="001c549c" style:font-size-asian="10pt" style:font-size-complex="10pt"/>
    </style:style>
    <style:style style:name="P5" style:family="paragraph" style:parent-style-name="Standard" style:list-style-name="L4">
      <style:text-properties style:font-name="Liberation Mono" fo:font-size="10pt" officeooo:rsid="001c549c" officeooo:paragraph-rsid="001c549c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4d82" style:font-weight-asian="normal" style:font-weight-complex="normal"/>
    </style:style>
    <style:style style:name="T3" style:family="text">
      <style:text-properties officeooo:rsid="001cb7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3">
        <text:list-item>
          <text:p text:style-name="P1">Documentatie van analyses en experimenten</text:p>
        </text:list-item>
        <text:list-item>
          <text:p text:style-name="P1">Documentatie met uitleg van aannames en beslissingen</text:p>
        </text:list-item>
        <text:list-item>
          <text:p text:style-name="P2"><text:span text:style-name="T2">Conclusie overzicht van testresultaten en nauwkeurigheid</text:span></text:p>
        </text:list-item>
      </text:list>
      <text:p text:style-name="P3"><text:span text:style-name="T2"/></text:p>
      <text:p text:style-name="P3"><text:span text:style-name="T2"/></text:p>
      <text:p text:style-name="P4"><text:span text:style-name="T2">F</text:span><text:span text:style-name="T1">rank:</text:span></text:p>
      <text:p text:style-name="P4"><text:span text:style-name="T1"/></text:p>
      <text:list xml:id="list1924709126" text:style-name="L4">
        <text:list-item>
          <text:p text:style-name="P5"><text:span text:style-name="T1">Experiment met de impact van het toevoegen van de feature BMI op de accuracy van lineare regressie.</text:span></text:p>
        </text:list-item>
      </text:list>
      <text:p text:style-name="P4"><text:span text:style-name="T1"><text:tab/>Conclusie: positive impact of 0.16% increase in accuracy</text:span></text:p>
      <text:list xml:id="list155937687198722" text:continue-numbering="true" text:style-name="L4">
        <text:list-header>
          <text:p text:style-name="P5"><text:span text:style-name="T1">(https://github.com/TinkerFrank/healthapp/blob/main/exercise_BMI_acc_impact.ipynb)</text:span></text:p>
        </text:list-header>
        <text:list-item>
          <text:p text:style-name="P5"><text:span text:style-name="T1">Experiment met multicollinearity, de 3 hoogst scorende correlaties tussen features (behalve lifespan)</text:span></text:p>
          <text:list>
            <text:list-item>
              <text:p text:style-name="P5">exercise-genetic -0.035</text:p>
            </text:list-item>
            <text:list-item>
              <text:p text:style-name="P5">eexercise-smoking 0.021 </text:p>
            </text:list-item>
            <text:list-item>
              <text:p text:style-name="P5">eexercise-alcohol -0.024</text:p>
            </text:list-item>
          </text:list>
        </text:list-item>
      </text:list>
      <text:p text:style-name="P4"><text:tab/>Conclusie: <text:span text:style-name="T3">Co</text:span>rrelated exercise reduced accuracy of the model therefore we conclude it improves the model and decide to keep exercise despite being multicorrelated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5:47:25.405000000</meta:creation-date>
    <dc:date>2023-03-09T15:59:20.495000000</dc:date>
    <meta:editing-duration>PT11M54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2" meta:word-count="95" meta:character-count="737" meta:non-whitespace-character-count="660"/>
  </office:meta>
</office:document-meta>
</file>